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2" style:family="table-row">
      <style:table-row-properties style:min-row-height="0.9424in"/>
    </style:style>
    <style:style style:name="Table2.23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36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2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3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54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55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56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57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58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59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0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1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2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3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64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66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67" style:family="paragraph" style:parent-style-name="Standard_20__28_user_29_">
      <style:text-properties fo:font-size="14pt" officeooo:paragraph-rsid="0065c0e8" style:font-size-asian="14pt" style:font-size-complex="14pt"/>
    </style:style>
    <style:style style:name="P68" style:family="paragraph" style:parent-style-name="Standard_20__28_user_29_">
      <style:text-properties fo:font-size="14pt" officeooo:paragraph-rsid="0088af1e" style:font-size-asian="14pt" style:font-size-complex="14pt"/>
    </style:style>
    <style:style style:name="P69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0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1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7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bd410a" officeooo:paragraph-rsid="00bd410a" style:font-size-asian="12.25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85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99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101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103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8a3d0" officeooo:paragraph-rsid="00c8a3d0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107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11451c0" officeooo:paragraph-rsid="00ccddd8" style:font-size-asian="14pt" style:font-weight-asian="normal" style:font-size-complex="14pt" style:font-weight-complex="normal"/>
    </style:style>
    <style:style style:name="P108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09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1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2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d3efd3" style:font-size-asian="12.25pt" style:font-size-complex="14pt"/>
    </style:style>
    <style:style style:name="P113" style:family="paragraph" style:parent-style-name="Standard">
      <style:paragraph-properties fo:text-align="start" style:justify-single-word="false"/>
      <style:text-properties fo:font-size="14pt" style:text-underline-style="none" officeooo:rsid="00d3efd3" officeooo:paragraph-rsid="00d3efd3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style:text-underline-style="none" officeooo:rsid="00e0002d" officeooo:paragraph-rsid="00e0002d" style:font-size-asian="12.25pt" style:font-size-complex="14pt"/>
    </style:style>
    <style:style style:name="P11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24d512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20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d3efd3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bd410a" style:font-size-asian="12.25pt" style:font-weight-asian="normal" style:font-size-complex="14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bd7921" officeooo:paragraph-rsid="00bd7921" style:font-size-asian="12.25pt" style:font-weight-asian="normal" style:font-size-complex="14pt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33ce9" officeooo:paragraph-rsid="00da58bb" style:font-size-asian="12.25pt" style:font-weight-asian="normal" style:font-size-complex="14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a4f23" officeooo:paragraph-rsid="00de49a9" style:font-size-asian="12.25pt" style:font-weight-asian="normal" style:font-size-complex="14pt" style:font-weight-complex="normal"/>
    </style:style>
    <style:style style:name="P13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e0a3c4" officeooo:paragraph-rsid="00e0a3c4" style:font-size-asian="12.25pt" style:font-weight-asian="normal" style:font-size-complex="14pt" style:font-weight-complex="normal"/>
    </style:style>
    <style:style style:name="P140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41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42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43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officeooo:rsid="00d573f6" style:font-size-asian="12.25pt" style:font-size-complex="14pt"/>
    </style:style>
    <style:style style:name="T26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cb5fa7" style:font-size-asian="12.25pt" style:font-weight-asian="normal" style:font-size-complex="14pt" style:font-weight-complex="normal"/>
    </style:style>
    <style:style style:name="T32" style:family="text">
      <style:text-properties officeooo:rsid="00196bf9"/>
    </style:style>
    <style:style style:name="T33" style:family="text">
      <style:text-properties officeooo:rsid="001a3688"/>
    </style:style>
    <style:style style:name="T34" style:family="text">
      <style:text-properties officeooo:rsid="001f4b02"/>
    </style:style>
    <style:style style:name="T35" style:family="text">
      <style:text-properties officeooo:rsid="002e9ce9"/>
    </style:style>
    <style:style style:name="T36" style:family="text">
      <style:text-properties officeooo:rsid="002884d9"/>
    </style:style>
    <style:style style:name="T37" style:family="text">
      <style:text-properties officeooo:rsid="002f0576"/>
    </style:style>
    <style:style style:name="T38" style:family="text">
      <style:text-properties officeooo:rsid="0035b021"/>
    </style:style>
    <style:style style:name="T39" style:family="text">
      <style:text-properties officeooo:rsid="0039bfa9"/>
    </style:style>
    <style:style style:name="T40" style:family="text">
      <style:text-properties officeooo:rsid="00462e10"/>
    </style:style>
    <style:style style:name="T41" style:family="text">
      <style:text-properties officeooo:rsid="0048217a"/>
    </style:style>
    <style:style style:name="T42" style:family="text">
      <style:text-properties officeooo:rsid="0050f3e1"/>
    </style:style>
    <style:style style:name="T43" style:family="text">
      <style:text-properties officeooo:rsid="00588e28"/>
    </style:style>
    <style:style style:name="T44" style:family="text">
      <style:text-properties officeooo:rsid="0058c758"/>
    </style:style>
    <style:style style:name="T45" style:family="text">
      <style:text-properties officeooo:rsid="0023795e" style:font-size-asian="14pt"/>
    </style:style>
    <style:style style:name="T46" style:family="text">
      <style:text-properties officeooo:rsid="0088bcbb" style:font-size-asian="14pt"/>
    </style:style>
    <style:style style:name="T47" style:family="text">
      <style:text-properties officeooo:rsid="0059c8b6" style:font-size-asian="14pt"/>
    </style:style>
    <style:style style:name="T48" style:family="text">
      <style:text-properties officeooo:rsid="008c2ff6" style:font-size-asian="14pt"/>
    </style:style>
    <style:style style:name="T49" style:family="text">
      <style:text-properties fo:language="ru" fo:country="RU"/>
    </style:style>
    <style:style style:name="T50" style:family="text">
      <style:text-properties fo:language="ru" fo:country="RU" officeooo:rsid="0059c8b6"/>
    </style:style>
    <style:style style:name="T51" style:family="text">
      <style:text-properties officeooo:rsid="008c2ff6"/>
    </style:style>
    <style:style style:name="T52" style:family="text">
      <style:text-properties officeooo:rsid="001a60ee"/>
    </style:style>
    <style:style style:name="T53" style:family="text">
      <style:text-properties officeooo:rsid="0011d93a"/>
    </style:style>
    <style:style style:name="T54" style:family="text">
      <style:text-properties fo:font-weight="normal" officeooo:rsid="000bdce4" style:font-weight-asian="normal" style:font-weight-complex="normal"/>
    </style:style>
    <style:style style:name="T55" style:family="text">
      <style:text-properties fo:font-weight="normal" officeooo:rsid="0043b482" style:font-weight-asian="normal" style:font-weight-complex="normal"/>
    </style:style>
    <style:style style:name="T56" style:family="text">
      <style:text-properties fo:font-weight="normal" officeooo:rsid="0088bcbb" style:font-weight-asian="normal" style:font-weight-complex="normal"/>
    </style:style>
    <style:style style:name="T57" style:family="text">
      <style:text-properties fo:font-weight="normal" officeooo:rsid="008ab904" style:font-weight-asian="normal" style:font-weight-complex="normal"/>
    </style:style>
    <style:style style:name="T58" style:family="text">
      <style:text-properties officeooo:rsid="00e4a7ae"/>
    </style:style>
    <style:style style:name="T59" style:family="text">
      <style:text-properties officeooo:rsid="005b3f15"/>
    </style:style>
    <style:style style:name="T60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3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4" style:family="text">
      <style:text-properties officeooo:rsid="005e5cf8"/>
    </style:style>
    <style:style style:name="T65" style:family="text">
      <style:text-properties officeooo:rsid="0064e5dc"/>
    </style:style>
    <style:style style:name="T66" style:family="text">
      <style:text-properties officeooo:rsid="001d7038"/>
    </style:style>
    <style:style style:name="T67" style:family="text">
      <style:text-properties officeooo:rsid="0069df24"/>
    </style:style>
    <style:style style:name="T68" style:family="text">
      <style:text-properties officeooo:rsid="006b7a76"/>
    </style:style>
    <style:style style:name="T69" style:family="text">
      <style:text-properties officeooo:rsid="006ca8e5"/>
    </style:style>
    <style:style style:name="T70" style:family="text">
      <style:text-properties officeooo:rsid="006cba17"/>
    </style:style>
    <style:style style:name="T71" style:family="text">
      <style:text-properties officeooo:rsid="006e1c5e"/>
    </style:style>
    <style:style style:name="T72" style:family="text">
      <style:text-properties officeooo:rsid="006ed4cf"/>
    </style:style>
    <style:style style:name="T73" style:family="text">
      <style:text-properties officeooo:rsid="00707d2c"/>
    </style:style>
    <style:style style:name="T74" style:family="text">
      <style:text-properties officeooo:rsid="00724486"/>
    </style:style>
    <style:style style:name="T75" style:family="text">
      <style:text-properties officeooo:rsid="00270c26"/>
    </style:style>
    <style:style style:name="T76" style:family="text">
      <style:text-properties officeooo:rsid="007441b5"/>
    </style:style>
    <style:style style:name="T77" style:family="text">
      <style:text-properties officeooo:rsid="00759f48"/>
    </style:style>
    <style:style style:name="T78" style:family="text">
      <style:text-properties officeooo:rsid="0020f5a3"/>
    </style:style>
    <style:style style:name="T79" style:family="text">
      <style:text-properties officeooo:rsid="0078a2a6"/>
    </style:style>
    <style:style style:name="T80" style:family="text">
      <style:text-properties officeooo:rsid="007ceedf"/>
    </style:style>
    <style:style style:name="T81" style:family="text">
      <style:text-properties officeooo:rsid="007e6453"/>
    </style:style>
    <style:style style:name="T82" style:family="text">
      <style:text-properties officeooo:rsid="00804cc2"/>
    </style:style>
    <style:style style:name="T83" style:family="text">
      <style:text-properties officeooo:rsid="00825276"/>
    </style:style>
    <style:style style:name="T84" style:family="text">
      <style:text-properties officeooo:rsid="00839465"/>
    </style:style>
    <style:style style:name="T85" style:family="text">
      <style:text-properties officeooo:rsid="0043b482"/>
    </style:style>
    <style:style style:name="T86" style:family="text">
      <style:text-properties officeooo:rsid="008c1fe7"/>
    </style:style>
    <style:style style:name="T87" style:family="text">
      <style:text-properties officeooo:rsid="008d5aeb"/>
    </style:style>
    <style:style style:name="T88" style:family="text">
      <style:text-properties officeooo:rsid="0092348e"/>
    </style:style>
    <style:style style:name="T89" style:family="text">
      <style:text-properties officeooo:rsid="009a0c2f"/>
    </style:style>
    <style:style style:name="T90" style:family="text">
      <style:text-properties officeooo:rsid="00a18fdc"/>
    </style:style>
    <style:style style:name="T91" style:family="text">
      <style:text-properties officeooo:rsid="00a3b0cf"/>
    </style:style>
    <style:style style:name="T92" style:family="text">
      <style:text-properties officeooo:rsid="00a9deee"/>
    </style:style>
    <style:style style:name="T93" style:family="text">
      <style:text-properties officeooo:rsid="00ac5ac0"/>
    </style:style>
    <style:style style:name="T94" style:family="text">
      <style:text-properties officeooo:rsid="00b3b47a"/>
    </style:style>
    <style:style style:name="T95" style:family="text">
      <style:text-properties officeooo:rsid="00bd410a"/>
    </style:style>
    <style:style style:name="T96" style:family="text">
      <style:text-properties officeooo:rsid="00bfc1c1"/>
    </style:style>
    <style:style style:name="T97" style:family="text">
      <style:text-properties officeooo:rsid="00c19397"/>
    </style:style>
    <style:style style:name="T98" style:family="text">
      <style:text-properties officeooo:rsid="00c58b94"/>
    </style:style>
    <style:style style:name="T99" style:family="text">
      <style:text-properties officeooo:rsid="00c8a3d0"/>
    </style:style>
    <style:style style:name="T100" style:family="text">
      <style:text-properties officeooo:rsid="00c8fa5c"/>
    </style:style>
    <style:style style:name="T101" style:family="text">
      <style:text-properties officeooo:rsid="00ca2c8f"/>
    </style:style>
    <style:style style:name="T102" style:family="text">
      <style:text-properties style:text-position="0% 100%"/>
    </style:style>
    <style:style style:name="T103" style:family="text">
      <style:text-properties style:text-position="0% 100%" officeooo:rsid="011451c0" style:font-size-asian="14pt"/>
    </style:style>
    <style:style style:name="T104" style:family="text">
      <style:text-properties style:text-position="0% 100%" officeooo:rsid="012a4174" style:font-size-asian="14pt"/>
    </style:style>
    <style:style style:name="T105" style:family="text">
      <style:text-properties style:text-position="0% 100%" officeooo:rsid="00cdaea3" style:font-size-asian="14pt"/>
    </style:style>
    <style:style style:name="T106" style:family="text">
      <style:text-properties style:text-position="0% 100%" officeooo:rsid="00da58bb" style:font-size-asian="14pt"/>
    </style:style>
    <style:style style:name="T107" style:family="text">
      <style:text-properties officeooo:rsid="00d3efd3"/>
    </style:style>
    <style:style style:name="T108" style:family="text">
      <style:text-properties officeooo:rsid="00d573f6"/>
    </style:style>
    <style:style style:name="T109" style:family="text">
      <style:text-properties officeooo:rsid="00dc5c4b"/>
    </style:style>
    <style:style style:name="T110" style:family="text">
      <style:text-properties officeooo:rsid="00dd2933"/>
    </style:style>
    <style:style style:name="T111" style:family="text">
      <style:text-properties officeooo:rsid="00e0002d"/>
    </style:style>
    <style:style style:name="T112" style:family="text">
      <style:text-properties officeooo:rsid="00e0a3c4"/>
    </style:style>
    <style:style style:name="T113" style:family="text">
      <style:text-properties officeooo:rsid="00e466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СПЕЦИФИКАЦИЯ ПРОГРАММЫ “УЧЕТ СОТРУДНИКОВ”</text:p>
      <text:p text:style-name="P1"/>
      <text:p text:style-name="P2">Список ошибок и сообщений КП:</text:p>
      <text:p text:style-name="P20">Сообщения</text:p>
      <text:list xml:id="list828298875" text:style-name="L1">
        <text:list-item>
          <text:p text:style-name="P75">При вводе дня, мясяца и года:</text:p>
        </text:list-item>
      </text:list>
      <text:list xml:id="list1618373595" text:style-name="L2">
        <text:list-item>
          <text:list>
            <text:list-item>
              <text:p text:style-name="P76">Enter the year <text:span text:style-name="T32">[2016</text:span>..2017<text:span text:style-name="T32">]</text:span></text:p>
            </text:list-item>
            <text:list-item>
              <text:p text:style-name="P76">Enter the month <text:span text:style-name="T32">[</text:span>1..12<text:span text:style-name="T32">]</text:span></text:p>
            </text:list-item>
            <text:list-item>
              <text:p text:style-name="P76">Enter the day <text:span text:style-name="T32">[</text:span>1..31<text:span text:style-name="T32">]</text:span></text:p>
            </text:list-item>
            <text:list-item>
              <text:p text:style-name="P76">Enter the day <text:span text:style-name="T32">[</text:span>1..30<text:span text:style-name="T32">]</text:span></text:p>
            </text:list-item>
            <text:list-item>
              <text:p text:style-name="P76">Enter the day <text:span text:style-name="T32">[</text:span>1..29<text:span text:style-name="T32">]</text:span></text:p>
            </text:list-item>
            <text:list-item>
              <text:p text:style-name="P77">Enter the day <text:span text:style-name="T32">[</text:span>1..28<text:span text:style-name="T32">]</text:span></text:p>
            </text:list-item>
            <text:list-item>
              <text:p text:style-name="P78">All staff passed the certification</text:p>
            </text:list-item>
            <text:list-item>
              <text:p text:style-name="P79">File “Staff” has no correct <text:span text:style-name="T82">information</text:span></text:p>
            </text:list-item>
            <text:list-item>
              <text:p text:style-name="P79">File “Catalog” has no correct <text:span text:style-name="T82">information</text:span></text:p>
            </text:list-item>
            <text:list-item>
              <text:p text:style-name="P80">File “Staff” is empty</text:p>
            </text:list-item>
            <text:list-item>
              <text:p text:style-name="P80">File “Catalog” is empty</text:p>
            </text:list-item>
            <text:list-item>
              <text:p text:style-name="P81">Fatal error occurred during parsing Catalog, terminating</text:p>
            </text:list-item>
            <text:list-item>
              <text:p text:style-name="P81">Error has occurred during opening file Staff.txt</text:p>
            </text:list-item>
            <text:list-item>
              <text:p text:style-name="P81">Error has occurred during opening file Catalog.txt</text:p>
            </text:list-item>
            <text:list-item>
              <text:p text:style-name="P81">Checking file Catalog</text:p>
            </text:list-item>
            <text:list-item>
              <text:p text:style-name="P81">Checking file Staff</text:p>
            </text:list-item>
          </text:list>
        </text:list-item>
      </text:list>
      <text:p text:style-name="P21">Ошибки</text:p>
      <text:p text:style-name="P21"/>
      <text:list xml:id="list2106267117" text:style-name="L3">
        <text:list-item>
          <text:p text:style-name="P108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2">Название ошибки</text:p>
          </table:table-cell>
          <table:table-cell table:style-name="Table1.B1" office:value-type="string">
            <text:p text:style-name="P72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9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3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41248932258307" text:continue-numbering="true" text:style-name="L3">
        <text:list-header>
          <text:p text:style-name="P108"/>
        </text:list-header>
      </text:list>
      <text:p text:style-name="P65"/>
      <text:list xml:id="list4001569659" text:style-name="L4">
        <text:list-item>
          <text:p text:style-name="P120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4">Название ошибки</text:p>
          </table:table-cell>
          <table:table-cell table:style-name="Table2.B1" office:value-type="string">
            <text:p text:style-name="P74">Сообщение ошибки</text:p>
          </table:table-cell>
        </table:table-row>
        <table:table-row>
          <table:table-cell table:style-name="Table2.A2" office:value-type="string">
            <text:p text:style-name="P14">STAFF_INVALID_NAME </text:p>
          </table:table-cell>
          <table:table-cell table:style-name="Table2.B2" office:value-type="string">
            <text:p text:style-name="P51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</text:span><text:soft-page-break/><text:span text:style-name="T17">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5">STAFF_INVALID_GENDER </text:p>
          </table:table-cell>
          <table:table-cell table:style-name="Table2.B2" office:value-type="string">
            <text:p text:style-name="P52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5">STAFF_INVALID_PROFESSION </text:p>
          </table:table-cell>
          <table:table-cell table:style-name="Table2.B2" office:value-type="string">
            <text:p text:style-name="P52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3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3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54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54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54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14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114">STAFF_INVALID_BIRTH_DATE_LENGTH</text:p>
          </table:table-cell>
          <table:table-cell table:style-name="Table2.B2" office:value-type="string">
            <text:p text:style-name="P114">(I) ERROR: <text:span text:style-name="T112">Birth date (F) must be 10 symbols long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3">(I) ERROR: <text:span text:style-name="T66">certification</text:span> date <text:span text:style-name="T37">year (F) must be in range [2000..2017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54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3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ext:soft-page-break/>
        <table:table-row>
          <table:table-cell table:style-name="Table2.A2" office:value-type="string">
            <text:p text:style-name="P56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57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able:table-row>
          <table:table-cell table:style-name="Table2.A2" office:value-type="string">
            <text:p text:style-name="P114">STAFF_INVALID_<text:span text:style-name="T112">CERTIFICATION</text:span>_DATE_LENGTH</text:p>
          </table:table-cell>
          <table:table-cell table:style-name="Table2.B2" office:value-type="string">
            <text:p text:style-name="P114">(I) ERROR: <text:span text:style-name="T112">Certification date (F) must be 10 symbols long</text:span></text:p>
          </table:table-cell>
        </table:table-row>
        <table:table-row>
          <table:table-cell table:style-name="Table2.A2" office:value-type="string">
            <text:p text:style-name="P16">STAFF_INVALID_DIFFERENCE_BETWEEN_BIRTH_AND_CERTIFICATION</text:p>
          </table:table-cell>
          <table:table-cell table:style-name="Table2.B2" office:value-type="string">
            <text:p text:style-name="P58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able:table-row table:style-name="Table2.22">
          <table:table-cell table:style-name="Table2.A2" office:value-type="string">
            <text:p text:style-name="P59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0"><text:span text:style-name="T1">(I) ERROR: </text:span><text:span text:style-name="T8">not enough attributes, 5 required.</text:span></text:p>
          </table:table-cell>
        </table:table-row>
        <table:table-row table:style-name="Table2.23">
          <table:table-cell table:style-name="Table2.A2" office:value-type="string">
            <text:p text:style-name="P61"><text:span text:style-name="T8">S</text:span><text:span text:style-name="T1">TAFF_PERIOD_NOT_FOUND </text:span></text:p>
          </table:table-cell>
          <table:table-cell table:style-name="Table2.B2" office:value-type="string">
            <text:p text:style-name="P62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3"><text:span text:style-name="T1">STAFF_WARNING_</text:span><text:span text:style-name="T25">OVER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64"><text:span text:style-name="T1">WARNING: file “</text:span><text:span text:style-name="T19">Staff</text:span><text:span text:style-name="T1">” has </text:span><text:span text:style-name="T25">more than</text:span><text:span text:style-name="T1"> 100 correct lines, </text:span><text:span text:style-name="T18">data </text:span><text:span text:style-name="T1">loose is possible.</text:span></text:p>
          </table:table-cell>
        </table:table-row>
      </table:table>
      <text:list xml:id="list41247340884629" text:continue-numbering="true" text:style-name="L4">
        <text:list-header>
          <text:p text:style-name="P109"/>
        </text:list-header>
      </text:list>
      <text:p text:style-name="P4"/>
      <text:list xml:id="list41247361374015" text:continue-numbering="true" text:style-name="L4">
        <text:list-header>
          <text:p text:style-name="P110">При проверке файла “Catalog”, <text:span text:style-name="T34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3">Название ошибки</text:p>
          </table:table-cell>
          <table:table-cell table:style-name="Table3.B1" office:value-type="string">
            <text:p text:style-name="P73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7">(F)</text:span> must start with capital letter and <text:span text:style-name="T38">other symbols must be </text:span>only <text:span text:style-name="T38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6">(F)</text:span> must be natural number in range [1..3]</text:p>
          </table:table-cell>
        </table:table-row>
        <table:table-row>
          <table:table-cell table:style-name="Table3.A2" office:value-type="string">
            <text:p text:style-name="P18">CATALOG_INVALID_STRUCTURE</text:p>
          </table:table-cell>
          <table:table-cell table:style-name="Table3.B2" office:value-type="string">
            <text:p text:style-name="P18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4">NUMBER_OF_SPACE</text:span></text:p>
          </table:table-cell>
          <table:table-cell table:style-name="Table3.B2" office:value-type="string">
            <text:p text:style-name="P17">(I) ERROR: <text:span text:style-name="T76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_<text:span text:style-name="T107">WITH_DIFFERENT_PERIOD</text:span></text:p>
          </table:table-cell>
          <table:table-cell table:style-name="Table3.B2" office:value-type="string">
            <text:p text:style-name="P19">(I) <text:span text:style-name="T92">FATAL</text:span>: profession (F) is repeating <text:span text:style-name="T92">with different period</text:span></text:p>
          </table:table-cell>
        </table:table-row>
        <table:table-row>
          <table:table-cell table:style-name="Table3.A2" office:value-type="string">
            <text:p text:style-name="P113">CATALOG_EQUAL_PROFESSION_WITH_SAME_PERIOD</text:p>
          </table:table-cell>
          <table:table-cell table:style-name="Table3.B2" office:value-type="string">
            <text:p text:style-name="P112">(I) <text:span text:style-name="T107">WARNING</text:span>: profession (F) is repeating <text:span text:style-name="T92">with same period</text:span></text:p>
          </table:table-cell>
        </table:table-row>
        <text:soft-page-break/>
        <table:table-row>
          <table:table-cell table:style-name="Table3.A2" office:value-type="string">
            <text:p text:style-name="P11"><text:span text:style-name="T37">CATALOG</text:span>_NOT_ENOUGH_<text:span text:style-name="T36">ATTRIBUTES </text:span></text:p>
          </table:table-cell>
          <table:table-cell table:style-name="Table3.B2" office:value-type="string">
            <text:p text:style-name="P11">(I) ERROR: <text:span text:style-name="T36">not enough attributes, 2 required.</text:span></text:p>
          </table:table-cell>
        </table:table-row>
        <table:table-row>
          <table:table-cell table:style-name="Table3.A2" office:value-type="string">
            <text:p text:style-name="P66"><text:span text:style-name="T40">CATALOG</text:span>_WARNING_<text:span text:style-name="T108">OVER_HUNDRED</text:span>_CORRECT_<text:span text:style-name="T110">L</text:span>INES </text:p>
          </table:table-cell>
          <table:table-cell table:style-name="Table3.B2" office:value-type="string">
            <text:p text:style-name="P66">WARNING: file “<text:span text:style-name="T41">Catalog</text:span>” has <text:span text:style-name="T108">more than</text:span> 100 correct lines, <text:span text:style-name="T40">data </text:span>l<text:span text:style-name="T109">o</text:span>ose is possible.</text:p>
          </table:table-cell>
        </table:table-row>
      </table:table>
      <text:list xml:id="list1539647068" text:style-name="L5">
        <text:list-item>
          <text:list>
            <text:list-header>
              <text:p text:style-name="P111"><text:s/><text:span text:style-name="T35"><text:s/></text:span></text:p>
            </text:list-header>
          </text:list>
        </text:list-item>
      </text:list>
      <text:p text:style-name="P12"/>
      <text:list xml:id="list3193947143" text:style-name="L6">
        <text:list-item>
          <text:p text:style-name="P115">Спецификация задачи</text:p>
          <text:p text:style-name="P117">Формальная постановка задачи</text:p>
          <text:p text:style-name="P82"><text:tab/>X = {D = [1,2..31] – день, M = [1,2..12] – месяц, Y = [<text:span text:style-name="T84">2016</text:span>..2017] – год. файл “Staff”; файл “Catalog”}.</text:p>
          <text:p text:style-name="P83"/>
          <text:p text:style-name="P83"><text:tab/>Y = {файл “Output”, сообщения и ошибки}.</text:p>
          <text:p text:style-name="P83"/>
          <text:p text:style-name="P84"><text:tab/></text:p>
          <text:list>
            <text:list-item>
              <text:list>
                <text:list-header>
                  <text:p text:style-name="P84">F = {</text:p>
                </text:list-header>
              </text:list>
            </text:list-item>
          </text:list>
        </text:list-item>
      </text:list>
      <text:list xml:id="list946960004" text:style-name="L7">
        <text:list-item>
          <text:list>
            <text:list-item>
              <text:list>
                <text:list-item>
                  <text:p text:style-name="P121">Если в I строке файла “Staff” имя неверно, то выводится ошибка STAFF_INVALID_NAME</text:p>
                </text:list-item>
                <text:list-item>
                  <text:p text:style-name="P121">Если в I строке файла “Staff” пол <text:span text:style-name="T68">не является символом F или M</text:span>, то выводится ошибка STAFF_INVALID_GENDER</text:p>
                </text:list-item>
                <text:list-item>
                  <text:p text:style-name="P121">Если в I строке файла “Staff” профессия неверна, то выводится ошибка STAFF_INVALID_PROFESSION</text:p>
                </text:list-item>
                <text:list-item>
                  <text:p text:style-name="P140"><text:span text:style-name="T60">Если в I строке файла “Staff” год </text:span><text:span text:style-name="T61">у </text:span><text:span text:style-name="T60">дат</text:span><text:span text:style-name="T61">ы</text:span><text:span text:style-name="T60"> рождения </text:span><text:span text:style-name="T62">меньше 1950 или больше 2000</text:span><text:span text:style-name="T60">, то выводится ошибка STAFF_INVALID_BIRTH_DATE_</text:span><text:span text:style-name="T61">YEAR</text:span></text:p>
                </text:list-item>
                <text:list-item>
                  <text:p text:style-name="P121">Если в I строке файла “Staff” <text:span text:style-name="T65">месяц </text:span>дат<text:span text:style-name="T65">ы</text:span> <text:span text:style-name="T65">рождения меньше 1 или больше 12</text:span>, то выводится ошибка STAFF_INVALID_<text:span text:style-name="T65">BIRTH</text:span>_DATE_<text:span text:style-name="T65">MONTH</text:span></text:p>
                </text:list-item>
                <text:list-item>
                  <text:p text:style-name="P122">Если в I строке файла “Staff” <text:span text:style-name="T70">месяц </text:span>дат<text:span text:style-name="T65">ы</text:span> <text:span text:style-name="T72">рождения</text:span> <text:span text:style-name="T70">равняется 1,3,5,7,8,10 или 12</text:span>, <text:span text:style-name="T70">а день даты рождения меньше 1 или больше 31, </text:span>то выводится ошибка STAFF_INVALID_<text:span text:style-name="T65">BIRTH</text:span>_DATE_<text:span text:style-name="T71">DAY_31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<text:span text:style-name="T72">рождения</text:span> <text:span text:style-name="T70">равняется 4,6,9, или 11</text:span>, <text:span text:style-name="T70">а день даты рождения меньше 1 или больше 30, </text:span>то выводится ошибка STAFF_INVALID_<text:span text:style-name="T65">BIRTH</text:span>_DATE_<text:span text:style-name="T71">DAY_30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<text:span text:style-name="T72">рождения</text:span> <text:span text:style-name="T70">равняется 2 и год даты рождения делится на 4</text:span>, <text:span text:style-name="T70">а день даты рождения меньше 1 или больше 29, </text:span>то выводится ошибка STAFF_INVALID_<text:span text:style-name="T65">BIRTH</text:span>_DATE_<text:span text:style-name="T71">DAY_29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<text:span text:style-name="T72">рождения</text:span> <text:span text:style-name="T70">равняется 2 и год даты рождения не делится на 4</text:span>, <text:span text:style-name="T70">а день даты рождения меньше 1 или больше 28, </text:span>то выводится ошибка STAFF_INVALID_<text:span text:style-name="T65">BIRTH</text:span>_DATE_<text:span text:style-name="T71">DAY_28</text:span></text:p>
                </text:list-item>
                <text:list-item>
                  <text:p text:style-name="P124"><text:soft-page-break/>Если в I строке файла “Staff” <text:span text:style-name="T73">между днем, месяцем и годом даты рождения стоят символы, отличные от символа ‘/’, </text:span>то выводится ошибка STAFF_INVALID_<text:span text:style-name="T65">BIRTH</text:span>_DATE_<text:span text:style-name="T73">SEPARATOR</text:span></text:p>
                </text:list-item>
                <text:list-item>
                  <text:p text:style-name="P139">Если в I строке файла “Staff” количество символов в дате рождения не равно 10, то выводится ошибка <text:span text:style-name="T111">STAFF_INVALID_BIRTH_DATE_LENGTH</text:span></text:p>
                </text:list-item>
                <text:list-item>
                  <text:p text:style-name="P141"><text:span text:style-name="T60">Если в I строке файла “Staff” год </text:span><text:span text:style-name="T61">у </text:span><text:span text:style-name="T60">дат</text:span><text:span text:style-name="T61">ы</text:span><text:span text:style-name="T60"> </text:span><text:span text:style-name="T63">аттестации</text:span><text:span text:style-name="T60"> </text:span><text:span text:style-name="T62">меньше </text:span><text:span text:style-name="T63">2000 </text:span><text:span text:style-name="T62">или больше 20</text:span><text:span text:style-name="T63">17</text:span><text:span text:style-name="T60">, то выводится ошибка STAFF_INVALID_</text:span><text:span text:style-name="T63">CERTIFICATION</text:span><text:span text:style-name="T60">_DATE_</text:span><text:span text:style-name="T61">YEAR</text:span></text:p>
                </text:list-item>
                <text:list-item>
                  <text:p text:style-name="P125">Если в I строке файла “Staff” <text:span text:style-name="T65">месяц </text:span>дат<text:span text:style-name="T65">ы</text:span> <text:span text:style-name="T71">даты аттестации меньше 1 или больше 12</text:span>, то выводится ошибка STAFF_INVALID_<text:span text:style-name="T71">CERTIFICATION</text:span>_DATE_<text:span text:style-name="T65">MONTH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1,3,5,7,8,10 или 12</text:span>, <text:span text:style-name="T70">а день даты аттестации меньше 1 или больше 31, </text:span>то выводится ошибка STAFF_INVALID_<text:span text:style-name="T72">CERTIFICATION</text:span>_DATE_<text:span text:style-name="T71">DAY_31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4,6,9, или 11</text:span>, <text:span text:style-name="T70">а день даты аттестации меньше 1 или больше 30, </text:span>то выводится ошибка STAFF_INVALID_<text:span text:style-name="T72">CERTIFICATION</text:span>_DATE_<text:span text:style-name="T71">DAY_30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2 и год даты аттестации делится на 4</text:span>, <text:span text:style-name="T70">а день даты аттестации меньше 1 или больше 29, </text:span>то выводится ошибка STAFF_INVALID_<text:span text:style-name="T65">BIRTH</text:span>_DATE_<text:span text:style-name="T71">DAY_29</text:span></text:p>
                </text:list-item>
                <text:list-item>
                  <text:p text:style-name="P123">Если в I строке файла “Staff” <text:span text:style-name="T70">месяц </text:span>дат<text:span text:style-name="T65">ы</text:span> аттестации <text:span text:style-name="T70">равняется 2 и год даты аттестации не делится на 4</text:span>, <text:span text:style-name="T70">а день даты аттестации меньше 1 или больше 28, </text:span>то выводится ошибка STAFF_INVALID_<text:span text:style-name="T65">BIRTH</text:span>_DATE_<text:span text:style-name="T71">DAY_28</text:span></text:p>
                </text:list-item>
                <text:list-item>
                  <text:p text:style-name="P124">Если в I строке файла “Staff” <text:span text:style-name="T73">между днем, месяцем и годом даты аттестации стоят символы, отличные от символа ‘/’, </text:span>то выводится ошибка STAFF_INVALID_<text:span text:style-name="T73">CERTIFICATION</text:span>_DATE_<text:span text:style-name="T73">SEPARATOR</text:span></text:p>
                </text:list-item>
                <text:list-item>
                  <text:p text:style-name="P139">Если в I строке файла “Staff” количество символов в дате аттестации не равно 10, то выводится ошибка <text:span text:style-name="T111">STAFF_INVALID_</text:span>CERTIFICATION<text:span text:style-name="T111">_DATE_LENGTH</text:span></text:p>
                </text:list-item>
                <text:list-item>
                  <text:p text:style-name="P126">Если в I строке файла “Staff” <text:span text:style-name="T74">разность между датой рождения и датой аттестации меньше либо равна 17, </text:span>то выводится ошибка <text:span text:style-name="T66">STAFF_INVALID_DIFFERENCE_BETWEEN_BIRTH_AND_CERTIFICATION</text:span></text:p>
                </text:list-item>
                <text:list-item>
                  <text:p text:style-name="P126">Если в I строке файла “Staff” <text:span text:style-name="T74">количество полей меньше 5, </text:span>то выводится ошибка <text:span text:style-name="T75">STAFF_NOT_ENOUGH_ATTRIBUTES </text:span></text:p>
                </text:list-item>
                <text:list-item>
                  <text:p text:style-name="P126">Если в I строке файла “Staff” <text:span text:style-name="T74">встретилась профессия, для которой не нашлась периодичность аттестации в файле “Catalog”, </text:span>то выводится ошибка <text:span text:style-name="T36">STAFF_PERIOD_NOT_FOUND </text:span></text:p>
                </text:list-item>
                <text:list-item>
                  <text:p text:style-name="P126"><text:soft-page-break/>Если в I строке файла “Staff” <text:span text:style-name="T74">первые 5 полей оказались правильными, но в этой строке полей больше, чем 5, </text:span>то выводится <text:span text:style-name="T74">предупреждение</text:span> <text:span text:style-name="T36">STAFF_WARNING_MORE_ATTRIBUTES </text:span></text:p>
                </text:list-item>
                <text:list-item>
                  <text:p text:style-name="P126">Если в файл<text:span text:style-name="T74">е</text:span> “Staff” <text:span text:style-name="T74">имеется ,более 100 правильных строк, </text:span>то выводится <text:span text:style-name="T74">предупреждение STAFF_WARNING_OVER_HUNDRED_CORRECT_LINES</text:span></text:p>
                </text:list-item>
                <text:list-item>
                  <text:p text:style-name="P127">Если в I строке файла “<text:span text:style-name="T77">Catalog</text:span>” профессия неверна, то выводится ошибка <text:span text:style-name="T77">CATALOG</text:span>_INVALID_PROFESSION</text:p>
                </text:list-item>
                <text:list-item>
                  <text:p text:style-name="P127">Если в I строке файла “<text:span text:style-name="T77">Catalog</text:span>” <text:span text:style-name="T77">периодичность аттестации</text:span> <text:span text:style-name="T77">меньше 1 или больше 3</text:span>, то выводится ошибка <text:span text:style-name="T78">CATALOG_INVALID_CERTIFICATION_PERIOD </text:span></text:p>
                </text:list-item>
                <text:list-item>
                  <text:p text:style-name="P128">Если в I строке файла “<text:span text:style-name="T77">Catalog</text:span>” <text:span text:style-name="T90">второй символ не является символом пробела, то выводится ошибка</text:span> <text:span text:style-name="T78">CATALOG_INVALID_STRUCTURE</text:span></text:p>
                </text:list-item>
                <text:list-item>
                  <text:p text:style-name="P129">Если в I строке файла “<text:span text:style-name="T77">Catalog</text:span>” <text:span text:style-name="T77">между периодичностью аттестации и профессией количество символов пробела больше 1</text:span>, то выводится ошибка <text:span text:style-name="T78">CATALOG_INVALID_NUMBER_OF_SPACE</text:span></text:p>
                </text:list-item>
                <text:list-item>
                  <text:p text:style-name="P129">Если в I строке файла “<text:span text:style-name="T77">Catalog</text:span>” <text:span text:style-name="T91">встретилась профессия, которая уже ранее встречалась, при этом с другим периодом аттестации, то выводится ошибка CATALOG_EQUAL_PROFESSION_WITH_DIFFERENT_PERIOD</text:span></text:p>
                </text:list-item>
                <text:list-item>
                  <text:p text:style-name="P131">Если в I строке файла “<text:span text:style-name="T77">Catalog</text:span>” <text:span text:style-name="T91">встретилась профессия, которая уже ранее встречалась, при этом с тем же периодом аттестации, то выводится ошибка CATALOG_EQUAL_PROFESSION_WITH_SAME_PERIOD</text:span></text:p>
                </text:list-item>
                <text:list-item>
                  <text:p text:style-name="P130">Если в I строке файла “<text:span text:style-name="T79">Catalog</text:span>” <text:span text:style-name="T74">количество полей меньше 2, </text:span>то выводится ошибка <text:span text:style-name="T93">CATALOG_NOT_ENOUGH_ATTRIBUTES </text:span></text:p>
                </text:list-item>
                <text:list-item>
                  <text:p text:style-name="P130">Если в файл<text:span text:style-name="T74">е</text:span> “<text:span text:style-name="T79">Catalog</text:span>” <text:span text:style-name="T74">имеется более 100 правильных строк, </text:span>то выводится <text:span text:style-name="T74">предупреждение CATALOG_WARNING_OVER_HUNDRED_CORRECT_LINES</text:span></text:p>
                </text:list-item>
                <text:list-item>
                  <text:p text:style-name="P132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3">Если в файле “Staff” не оказалось корректных данных, то на экран выводится сообщение “<text:span text:style-name="T81">File “Staff” has no correct </text:span>information”</text:p>
                </text:list-item>
                <text:list-item>
                  <text:p text:style-name="P133">Если в файле “Catalog” не оказалось корректных данных, то на экран выводится сообщение “<text:span text:style-name="T81">File “</text:span>Catalog<text:span text:style-name="T81">” has no correct </text:span>information”</text:p>
                </text:list-item>
                <text:list-item>
                  <text:p text:style-name="P134">Если файл “Staff” оказался пуст, то выводится сообщение “File “Staff” is empty”</text:p>
                </text:list-item>
                <text:list-item>
                  <text:p text:style-name="P134">Если файл “Catalog” оказался пуст, то выводится сообщение “File “Catalog” is empty”</text:p>
                </text:list-item>
                <text:list-item>
                  <text:p text:style-name="P138">Если в файле “Catalog” оказались одинаковые <text:span text:style-name="T91">професси</text:span>и<text:span text:style-name="T91"> </text:span>с разными периодами аттестации <text:span text:style-name="T113">либо в файле не оказалось верных строк, то </text:span><text:soft-page-break/>выводится сообщение “<text:span text:style-name="T95">Fatal error occurred during parsing Catalog, terminating</text:span>”</text:p>
                </text:list-item>
                <text:list-item>
                  <text:p text:style-name="P135">Если файл<text:span text:style-name="T95">а</text:span> “<text:span text:style-name="T95">Staff</text:span>” <text:span text:style-name="T95">не существует</text:span>, то выводится сообщение “<text:span text:style-name="T95">Error has occurred during opening file Staff.txt</text:span>”</text:p>
                </text:list-item>
                <text:list-item>
                  <text:p text:style-name="P135">Если файл<text:span text:style-name="T95">а</text:span> “<text:span text:style-name="T95">Catalog</text:span>” <text:span text:style-name="T95">не существует</text:span>, то выводится сообщение “<text:span text:style-name="T95">Error has occurred during opening file Catalog.txt</text:span>”</text:p>
                </text:list-item>
                <text:list-item>
                  <text:p text:style-name="P136">Если файл “Catalog” существует и не пуст, то выводится сообщение “Checking file Catalog”</text:p>
                </text:list-item>
                <text:list-item>
                  <text:p text:style-name="P136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137">Ес<text:span text:style-name="T101">ли как и в файле “Staff”, так и в файле “Catalog” были найдены корректные данные, а в файле “Catalog” не оказалось одинаковых профессий с разным периодом аттестации, то все сотрудники, </text:span><text:span text:style-name="T105">у которых </text:span><text:span text:style-name="T103">разность между введенной датой и дат</text:span><text:span text:style-name="T104">ой</text:span><text:span text:style-name="T103"> последней аттестации данного сотрудника </text:span><text:span text:style-name="T104">&gt;=</text:span><text:span text:style-name="T103"> </text:span><text:span text:style-name="T104">периодичности аттестации данного сотрудника </text:span><text:span text:style-name="T106">сортируются по профессии, а их фамилия и инициалы, профессия и дата последней аттестации заносятся в файл Output</text:span></text:p>
                  <text:p text:style-name="P85">}</text:p>
                  <text:p text:style-name="P107"><text:span text:style-name="T102"/></text:p>
                </text:list-item>
              </text:list>
            </text:list-item>
          </text:list>
        </text:list-item>
      </text:list>
      <text:list xml:id="list41248705988799" text:continue-list="list3193947143" text:style-name="L6">
        <text:list-header>
          <text:p text:style-name="P118">Метод решения</text:p>
          <text:list text:continue-numbering="true">
            <text:list-item>
              <text:p text:style-name="P142"><text:span text:style-name="T26">КП запрашивает у пользователя год, месяц и день </text:span><text:span text:style-name="T27">с клавиатуры</text:span><text:span text:style-name="T26">.</text:span></text:p>
            </text:list-item>
            <text:list-item>
              <text:p text:style-name="P86">Если данные, <text:span text:style-name="T39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87">КП <text:span text:style-name="T98">построчно </text:span>проверяет файл “Catalog” на корректность:</text:p>
              <text:list>
                <text:list-item>
                  <text:p text:style-name="P89">Если файл пуст <text:span text:style-name="T97">или не существует</text:span>, то КП выводит соответствующее сообщение и завершает работу.</text:p>
                </text:list-item>
                <text:list-item>
                  <text:p text:style-name="P88">Если <text:span text:style-name="T98">в файле</text:span> найдены <text:span text:style-name="T80">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span></text:p>
                </text:list-item>
                <text:list-item>
                  <text:p text:style-name="P90">Если каждая профессия в файле <text:span text:style-name="T96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1">Если все данные корректны, то КП проверяет файл “Staff”.</text:p>
                </text:list-item>
                <text:list-item>
                  <text:p text:style-name="P92">Если корректные <text:span text:style-name="T98">данные </text:span>не найдены, то <text:span text:style-name="T64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5">КП <text:span text:style-name="T98">построчно</text:span> проверяет <text:span text:style-name="T42">файл “Staff”</text:span> на корректность:</text:p>
              <text:list>
                <text:list-item>
                  <text:p text:style-name="P89">Если файл пуст <text:span text:style-name="T97">или не существует</text:span>, то КП выводит соответствующее сообщение и завершает работу</text:p>
                </text:list-item>
                <text:list-item>
                  <text:p text:style-name="P96"><text:soft-page-break/>Если <text:span text:style-name="T98">каждая строка файла Staff корректна, то КП начинает выборку сотрудников, непрошедших аттестацию.</text:span></text:p>
                </text:list-item>
                <text:list-item>
                  <text:p text:style-name="P93">Если найдены как корректные, так и некорректные <text:span text:style-name="T98">строки в файле Staff</text:span>, то КП выводит соответствующие сообщения об ошибках и <text:span text:style-name="T64">начинает выборку сотрудников, непрошедших аттестацию.</text:span></text:p>
                </text:list-item>
                <text:list-item>
                  <text:p text:style-name="P93">Если корректные <text:span text:style-name="T94">данные</text:span> не найдены, то <text:span text:style-name="T64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7">Из файла “Catalog” КП <text:span text:style-name="T87">считывает</text:span> <text:span text:style-name="T86">информацию о связи профессии и периодичности аттестации.</text:span></text:p>
            </text:list-item>
            <text:list-item>
              <text:p text:style-name="P98">КП определяет, какие сотрудники <text:span text:style-name="T94">не </text:span>прошли аттестацию, сортирует их по атрибуту “Профессия” и выводит каждого с<text:span text:style-name="T88">от</text:span>рудника в файл “Output”.</text:p>
              <text:list>
                <text:list-header>
                  <text:p text:style-name="P94"/>
                </text:list-header>
              </text:list>
            </text:list-item>
          </text:list>
        </text:list-header>
      </text:list>
      <text:p text:style-name="P22"><text:tab/></text:p>
      <text:list xml:id="list41248759417056" text:continue-numbering="true" text:style-name="L6">
        <text:list-item>
          <text:list>
            <text:list-item>
              <text:list>
                <text:list-header>
                  <text:p text:style-name="P95"/>
                </text:list-header>
              </text:list>
            </text:list-item>
          </text:list>
        </text:list-item>
        <text:list-item>
          <text:p text:style-name="P118">Спецификация входных данных </text:p>
        </text:list-item>
      </text:list>
      <text:list xml:id="list409431121" text:style-name="L8">
        <text:list-item>
          <text:list>
            <text:list-item>
              <text:p text:style-name="P99"><text:span text:style-name="T99">Каждая строка ф</text:span>айл<text:span text:style-name="T99">а</text:span> “Staff” представлен<text:span text:style-name="T99">а</text:span> в виде:</text:p>
            </text:list-item>
          </text:list>
        </text:list-item>
      </text:list>
      <text:p text:style-name="P23">“Фамилия и инициалы”*”<text:span text:style-name="T43">Пол</text:span>”*”<text:span text:style-name="T43">Профессия</text:span>”*”<text:span text:style-name="T43">Дата рождения</text:span>”*”<text:span text:style-name="T43">Дата аттестации</text:span>”, <text:span text:style-name="T43">где * - ненулевое количество пробелов. Перед полем “Фамилия и инициалы” может стоять произвольное кол-во символов пробела. Например:</text:span></text:p>
      <text:p text:style-name="P23"/>
      <text:p text:style-name="P27"><text:tab/> <text:s text:c="4"/><text:span text:style-name="T44">Arky.G.G F <text:s text:c="2"/>Worker <text:s/>12/10/1978 <text:s text:c="2"/>02/03/2016</text:span></text:p>
      <text:p text:style-name="P29"><text:tab/>Smith.J.L <text:s text:c="2"/>M <text:s text:c="3"/>Doctor <text:s text:c="4"/>29/08/1968 <text:s text:c="3"/>11/12/2015</text:p>
      <text:p text:style-name="P29"><text:tab/> <text:s/><text:span text:style-name="T100">Games.D.Q <text:s text:c="2"/>Director <text:s text:c="2"/>15/02/1985 <text:s/>02/01/2015</text:span></text:p>
      <text:p text:style-name="P23"/>
      <text:p text:style-name="P23"><text:tab/><text:span text:style-name="T45">“Фамилия и инициалы” – </text:span><text:span text:style-name="T47">с</text:span><text:span text:style-name="T46">трока, имеющая следующий вид:</text:span></text:p>
      <text:p text:style-name="P38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7"><text:span text:style-name="T50">Например</text:span><text:span text:style-name="T49">: “</text:span>Smith<text:span text:style-name="T49">.</text:span>J<text:span text:style-name="T49">.</text:span>G<text:span text:style-name="T49">”, “</text:span>Alse<text:span text:style-name="T49">.</text:span>W<text:span text:style-name="T49">.</text:span>B<text:span text:style-name="T49">”</text:span></text:p>
      <text:p text:style-name="P40"/>
      <text:p text:style-name="P40"><text:tab/><text:span text:style-name="T51">“Пол” - один из символов {M, F}, где M обозначает мужской пол, F – женский пол.</text:span></text:p>
      <text:p text:style-name="P40"/>
      <text:p text:style-name="P40"><text:tab/><text:span text:style-name="T51">“Профессия” - строка, имеющая следующий вид:</text:span></text:p>
      <text:p text:style-name="P42"><text:tab/>#* , где # - заглавная буква <text:span text:style-name="T52">латинского </text:span>алфавита, * - строка произвольной <text:span text:style-name="T53">(возможно нулевой)</text:span> длины, состоящая из строчных букв <text:span text:style-name="T52">латинского </text:span>алфавита.</text:p>
      <text:p text:style-name="P35"><text:span text:style-name="T59">Например</text:span>: “Doctor”, “Worker”</text:p>
      <text:p text:style-name="P42"/>
      <text:p text:style-name="P48"><text:span text:style-name="T54"><text:tab/></text:span><text:span text:style-name="T55">“Дата рождения” - </text:span><text:span text:style-name="T56">объект понятия “</text:span><text:span text:style-name="T57">Дата</text:span><text:span text:style-name="T56">”</text:span><text:span text:style-name="T57">, в которой </text:span></text:p>
      <text:p text:style-name="P37">1950 &lt;= Y &lt;= 2000</text:p>
      <text:p text:style-name="P69"><text:span text:style-name="T69">Например</text:span> “01/12/1999”, “12/12/200<text:span text:style-name="T58">0</text:span>”</text:p>
      <text:p text:style-name="P71"/>
      <text:p text:style-name="P45"><text:tab/>“Дата аттестации” - объект понятия “Дата”, в которой </text:p>
      <text:p text:style-name="P46"><text:soft-page-break/>2000 &lt;= Y &lt;= 2017.</text:p>
      <text:p text:style-name="P69"><text:span text:style-name="T69">Например</text:span>: <text:span text:style-name="T55">“13/10/2010”, </text:span><text:s/>“12/12/2005”</text:p>
      <text:p text:style-name="P31"/>
      <text:list xml:id="list41249044981784" text:continue-numbering="true" text:style-name="L8">
        <text:list-item>
          <text:list>
            <text:list-item>
              <text:p text:style-name="P101"><text:span text:style-name="T99">Каждая строка фа</text:span>йл<text:span text:style-name="T99">а</text:span> “Catalog” представлен<text:span text:style-name="T99">а</text:span> в виде:</text:p>
            </text:list-item>
          </text:list>
        </text:list-item>
      </text:list>
      <text:p text:style-name="P28">“Периодичность аттестации”*”Профессия”, где * - ровно один символ пробел<text:span text:style-name="T99">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</text:span> Например:</text:p>
      <text:p text:style-name="P28"/>
      <text:p text:style-name="P28"><text:tab/>1 Doctor</text:p>
      <text:p text:style-name="P28"><text:tab/>2 Worker</text:p>
      <text:p text:style-name="P28"><text:tab/><text:span text:style-name="T99">1 Doctor</text:span></text:p>
      <text:p text:style-name="P28"/>
      <text:p text:style-name="P105">Пример некорректного файла:</text:p>
      <text:p text:style-name="P105"/>
      <text:p text:style-name="P105"><text:tab/>1 Doctor</text:p>
      <text:p text:style-name="P105"><text:tab/>2 Worker</text:p>
      <text:p text:style-name="P105"><text:tab/>3 Doctor</text:p>
      <text:p text:style-name="P24"><text:tab/></text:p>
      <text:p text:style-name="P24"><text:tab/>“<text:span text:style-name="T83">Периодичность аттестации</text:span>” - <text:span text:style-name="T83">натуральное число в диапазоне [1..3]</text:span></text:p>
      <text:p text:style-name="P24"/>
      <text:p text:style-name="P24"><text:tab/><text:span text:style-name="T48">“Профессия” - строка, имеющая следующий вид:</text:span></text:p>
      <text:p text:style-name="P43"><text:tab/>#* , где # - заглавная буква <text:span text:style-name="T52">латинского </text:span>алфавита, * - строка произвольной <text:span text:style-name="T53">(возможно нулевой)</text:span> длины, состоящая из строчных букв <text:span text:style-name="T52">латинского </text:span>алфавита.</text:p>
      <text:p text:style-name="P34"><text:span text:style-name="T59">Например</text:span>: “Doctor”, “Worker”</text:p>
      <text:p text:style-name="P34"/>
      <text:list xml:id="list41247635250855" text:continue-numbering="true" text:style-name="L8">
        <text:list-item>
          <text:list>
            <text:list-item>
              <text:p text:style-name="P103">Год Y, введенный пользователем – натуральное число в диапазоне [2016..2017]</text:p>
            </text:list-item>
            <text:list-item>
              <text:p text:style-name="P103">Месяц M, введенный пользователем – натуральное число в диапазоне [1..12]</text:p>
            </text:list-item>
            <text:list-item>
              <text:p text:style-name="P103">День D, введенный пользователем – натуральное число в диапазоне [1..31]</text:p>
            </text:list-item>
          </text:list>
        </text:list-item>
      </text:list>
      <text:p text:style-name="P33"/>
      <text:p text:style-name="P32"><text:tab/></text:p>
      <text:list xml:id="list41247800780628" text:continue-list="list41248759417056" text:style-name="L6">
        <text:list-item>
          <text:p text:style-name="P119">Спецификация выходных данных – </text:p>
          <text:list>
            <text:list-item>
              <text:p text:style-name="P104">Сообщения и ошибки КП.</text:p>
            </text:list-item>
            <text:list-item>
              <text:p text:style-name="P143"><text:span text:style-name="T31">Каждая строка файла</text:span><text:span text:style-name="T28"> “</text:span><text:span text:style-name="T29">Output</text:span><text:span text:style-name="T28">” </text:span><text:span text:style-name="T30">представлен</text:span><text:span text:style-name="T31">а</text:span><text:span text:style-name="T30"> в виде:</text:span></text:p>
            </text:list-item>
          </text:list>
        </text:list-item>
      </text:list>
      <text:p text:style-name="P25">“Фамилия и инициалы”*”<text:span text:style-name="T43">Профессия</text:span>”*”<text:span text:style-name="T43">Дата аттестации</text:span>”, <text:span text:style-name="T43">где * - ровно один символ пробела, а строки файла сортированы по полю “Профессия”, согласно закону ПО #3. Например:</text:span></text:p>
      <text:p text:style-name="P25"/>
      <text:p text:style-name="P30"><text:tab/>Smith.J.L Doctor 11/12/2015</text:p>
      <text:p text:style-name="P30"><text:soft-page-break/><text:tab/>Arky.G.G Worker 02/03/2016</text:p>
      <text:p text:style-name="P25"/>
      <text:p text:style-name="P26"><text:span text:style-name="T45"><text:tab/>“Фамилия и инициалы” – </text:span><text:span text:style-name="T47">с</text:span><text:span text:style-name="T46">трока, имеющая следующий вид:</text:span></text:p>
      <text:p text:style-name="P39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8"><text:span text:style-name="T50">Например</text:span><text:span text:style-name="T49">: “</text:span>Smith<text:span text:style-name="T49">.</text:span>J<text:span text:style-name="T49">.</text:span>G<text:span text:style-name="T49">”, “</text:span>Alse<text:span text:style-name="T49">.</text:span>W<text:span text:style-name="T49">.</text:span>B<text:span text:style-name="T49">”</text:span></text:p>
      <text:p text:style-name="P41"/>
      <text:p text:style-name="P41"><text:tab/><text:span text:style-name="T51">“Профессия” - строка, имеющая следующий вид:</text:span></text:p>
      <text:p text:style-name="P44"><text:tab/>#* , где # - заглавная буква <text:span text:style-name="T52">латинского </text:span>алфавита, * - строка произвольной <text:span text:style-name="T53">(возможно нулевой)</text:span> длины, состоящая из строчных букв <text:span text:style-name="T52">латинского </text:span>алфавита.</text:p>
      <text:p text:style-name="P36"><text:span text:style-name="T59">Например</text:span>: “Doctor”, “Worker”</text:p>
      <text:p text:style-name="P44"/>
      <text:p text:style-name="P49"><text:span text:style-name="T54"><text:tab/></text:span><text:span text:style-name="T55">“Дата аттестации” - объект понятия “Дата”, в которой </text:span></text:p>
      <text:p text:style-name="P47">2000 &lt;= Y &lt;= 2017.</text:p>
      <text:p text:style-name="P70"><text:span text:style-name="T69">Например</text:span>: <text:span text:style-name="T85">“13/10/2010”, </text:span><text:s/>“12/12/2005”</text:p>
      <text:p text:style-name="P25"/>
      <text:list xml:id="list41248439501950" text:continue-numbering="true" text:style-name="L6">
        <text:list-header>
          <text:p text:style-name="P1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10" meta:paragraph-count="229" meta:word-count="2273" meta:character-count="16029" meta:non-whitespace-character-count="13955"/>
  </office:meta>
</office:document-meta>
</file>